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Weight (lb)</text:p>
          </table:table-cell>
          <table:table-cell office:value-type="string" calcext:value-type="string">
            <text:p>Number In Stock</text:p>
          </table:table-cell>
          <table:table-cell office:value-type="string" calcext:value-type="string">
            <text:p>Chance in strock</text:p>
          </table:table-cell>
        </table:table-row>
        <table:table-row table:style-name="ro1">
          <table:table-cell office:value-type="string" calcext:value-type="string">
            <text:p>Bag of Holding 250lb 32cf capacity</text:p>
          </table:table-cell>
          <table:table-cell office:value-type="float" office:value="2500" calcext:value-type="float">
            <text:p>2,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500lb 64cf capacity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Uncomm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1000lb 128cf capacity</text:p>
          </table:table-cell>
          <table:table-cell office:value-type="float" office:value="7500" calcext:value-type="float">
            <text:p>7,5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2000lb 256cf capacity</text:p>
          </table:table-cell>
          <table:table-cell office:value-type="float" office:value="10000" calcext:value-type="float">
            <text:p>10,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Invisibility</text:p>
          </table:table-cell>
          <table:table-cell office:value-type="float" office:value="90000" calcext:value-type="float">
            <text:p>9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3 Wishes (1 wish)</text:p>
          </table:table-cell>
          <table:table-cell office:value-type="float" office:value="525000" calcext:value-type="float">
            <text:p>5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Ring of 3 Wishes (2 wish)</text:p>
          </table:table-cell>
          <table:table-cell table:formula="of:=525000*2" office:value-type="float" office:value="1050000" calcext:value-type="float">
            <text:p>1,05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Ring of 3 Wishes (3 wish)</text:p>
          </table:table-cell>
          <table:table-cell table:formula="of:=[.B7]*3" office:value-type="float" office:value="1575000" calcext:value-type="float">
            <text:p>1,57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00000" calcext:value-type="float">
            <text:p>1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Mind Shield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Jump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k of Many Things</text:p>
          </table:table-cell>
          <table:table-cell office:value-type="float" office:value="100000" calcext:value-type="float">
            <text:p>10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 (+120d)</text:p>
          </table:table-cell>
          <table:table-cell office:value-type="float" office:value="6000" calcext:value-type="float">
            <text:p>6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m of Teleportation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y Card Application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y Exi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of Bat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ious Weapon (Of Each Type)</text:p>
          </table:table-cell>
          <table:table-cell office:value-type="float" office:value="2000" calcext:value-type="float">
            <text:p>2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Cloak of Prote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1 Enchantment (+1d)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2 Enchantment (+1d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3 Enchantment (+1d)</text:p>
          </table:table-cell>
          <table:table-cell office:value-type="float" office:value="100000" calcext:value-type="float">
            <text:p>100,000</text:p>
          </table:table-cell>
          <table:table-cell office:value-type="string" calcext:value-type="string">
            <text:p>Legendar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1 Enchantment (+1d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2 Enchantment (+1d)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3 Enchantment (+1d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ional Travel and Probing (Book) 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/Tome of ASI (Auction starting price. Auction goes for a week. Book is rented out starting 90 days from end of auction for 1 week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/Tome of ASI </text:p>
          </table:table-cell>
          <table:table-cell office:value-type="float" office:value="200000" calcext:value-type="float">
            <text:p>20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rvation Enchantment for Bag of Holding (1/7 time)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ort Spell (for 2 way)</text:p>
          </table:table-cell>
          <table:table-cell office:value-type="float" office:value="2000" calcext:value-type="float">
            <text:p>2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entially Unbreakable Chain (50000 ton rated) (per foot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0" calcext:value-type="float">
            <text:p>1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nite Sending Stones (pair)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ing Stones (pair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rip Spell Scro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<text:span text:style-name="T1">st</text:span> le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<text:span text:style-name="T1">nd</text:span> lev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 lev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<text:span text:style-name="T1">th</text:span> level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<text:span text:style-name="T1">th</text:span> level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<text:span text:style-name="T1">th</text:span> level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<text:span text:style-name="T1">th</text:span> level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<text:span text:style-name="T1">th</text:span> level</text:p>
          </table:table-cell>
          <table:table-cell office:value-type="float" office:value="50000" calcext:value-type="float">
            <text:p>5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<text:span text:style-name="T1">th</text:span> level</text:p>
          </table:table-cell>
          <table:table-cell office:value-type="float" office:value="200000" calcext:value-type="float">
            <text:p>20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of Elvenki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s of Elvenki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and Boots of Elvenkin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icient Qui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Spell Storing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ves of Thiever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rpal Sword (Of each type)</text:p>
          </table:table-cell>
          <table:table-cell office:value-type="float" office:value="75000" calcext:value-type="float">
            <text:p>7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</table:table-row>
        <table:table-row table:style-name="ro1">
          <table:table-cell office:value-type="string" calcext:value-type="string">
            <text:p>Mithral Chain Shir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Scale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Breastplate</text:p>
          </table:table-cell>
          <table:table-cell office:value-type="float" office:value="1600" calcext:value-type="float">
            <text:p>1,6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Half Plate</text:p>
          </table:table-cell>
          <table:table-cell table:formula="of:=750*4" office:value-type="float" office:value="3000" calcext:value-type="float">
            <text:p>3,0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Ring Ma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Chain Mail</text:p>
          </table:table-cell>
          <table:table-cell table:formula="of:=75*4"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Spli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Plate</text:p>
          </table:table-cell>
          <table:table-cell table:formula="of:=1500*4" office:value-type="float" office:value="6000" calcext:value-type="float">
            <text:p>6,0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Oathbow</text:p>
          </table:table-cell>
          <table:table-cell office:value-type="float" office:value="30000" calcext:value-type="float">
            <text:p>3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</table:table-row>
        <table:table-row table:style-name="ro1">
          <table:table-cell office:value-type="string" calcext:value-type="string">
            <text:p>Ring of Feather Falling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let of Health</text:p>
          </table:table-cell>
          <table:table-cell office:value-type="float" office:value="4000" calcext:value-type="float">
            <text:p>4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of the Magi</text:p>
          </table:table-cell>
          <table:table-cell office:value-type="float" office:value="150000" calcext:value-type="float">
            <text:p>15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isman of Pure Good</text:p>
          </table:table-cell>
          <table:table-cell office:value-type="float" office:value="125000" calcext:value-type="float">
            <text:p>1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</table:table-row>
        <table:table-row table:style-name="ro1">
          <table:table-cell office:value-type="string" calcext:value-type="string">
            <text:p>Talisman of Ultimate Evil</text:p>
          </table:table-cell>
          <table:table-cell office:value-type="float" office:value="125000" calcext:value-type="float">
            <text:p>1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</table:table-row>
        <table:table-row table:style-name="ro2">
          <table:table-cell office:value-type="string" calcext:value-type="string">
            <text:p>20<text:span text:style-name="T1">th</text:span> level wizard for 10 minute</text:p>
          </table:table-cell>
          <table:table-cell office:value-type="float" office:value="1000000" calcext:value-type="float">
            <text:p>1,000,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day of time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k Person (loyal business only) (per person)</text:p>
          </table:table-cell>
          <table:table-cell office:value-type="float" office:value="25000" calcext:value-type="float">
            <text:p>25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k Family (both side must believe they are family) (per person)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 of Archmagi</text:p>
          </table:table-cell>
          <table:table-cell office:value-type="float" office:value="120000" calcext:value-type="float">
            <text:p>12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Protection</text:p>
          </table:table-cell>
          <table:table-cell office:value-type="float" office:value="6000" calcext:value-type="float">
            <text:p>6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2</text:p>
          </table:table-cell>
          <table:table-cell office:value-type="float" office:value="4000" calcext:value-type="float">
            <text:p>4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3</text:p>
          </table:table-cell>
          <table:table-cell office:value-type="float" office:value="30000" calcext:value-type="float">
            <text:p>3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usionist’s Bracers</text:p>
          </table:table-cell>
          <table:table-cell office:value-type="float" office:value="45000" calcext:value-type="float">
            <text:p>45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Oil of Sharpness</text:p>
          </table:table-cell>
          <table:table-cell office:value-type="float" office:value="12000" calcext:value-type="float">
            <text:p>12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of Power</text:p>
          </table:table-cell>
          <table:table-cell office:value-type="float" office:value="40000" calcext:value-type="float">
            <text:p>4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03:19:34.660177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20:25:00.000295956</meta:creation-date>
    <meta:generator>LibreOffice/6.1.5.2$Linux_X86_64 LibreOffice_project/10$Build-2</meta:generator>
    <dc:date>2021-09-09T03:20:56.328160997</dc:date>
    <meta:editing-duration>PT28M52S</meta:editing-duration>
    <meta:editing-cycles>9</meta:editing-cycles>
    <meta:document-statistic meta:table-count="1" meta:cell-count="356" meta:object-count="0"/>
  </office:meta>
</office:document-meta>
</file>